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Betrag</text:p>
          </table:table-cell>
        </table:table-row>
        <table:table-row table:style-name="ro1">
          <table:table-cell office:value-type="date" office:date-value="2021-01-01" calcext:value-type="date">
            <text:p>01.01.21</text:p>
          </table:table-cell>
          <table:table-cell office:value-type="string" calcext:value-type="string">
            <text:p>IBM</text:p>
          </table:table-cell>
          <table:table-cell table:formula="of:=ORG.LIBREOFFICE.RANDBETWEEN.NV(1;9)*10^(ORG.LIBREOFFICE.RANDBETWEEN.NV(1;3))"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1-01-05" calcext:value-type="date">
            <text:p>05.01.21</text:p>
          </table:table-cell>
          <table:table-cell office:value-type="string" calcext:value-type="string">
            <text:p>Microsoft</text:p>
          </table:table-cell>
          <table:table-cell table:formula="of:=ORG.LIBREOFFICE.RANDBETWEEN.NV(1;9)*10^(ORG.LIBREOFFICE.RANDBETWEEN.NV(1;3))" office:value-type="float" office:value="900" calcext:value-type="float">
            <text:p>900</text:p>
          </table:table-cell>
        </table:table-row>
        <table:table-row table:style-name="ro1">
          <table:table-cell office:value-type="date" office:date-value="2021-01-31" calcext:value-type="date">
            <text:p>31.01.21</text:p>
          </table:table-cell>
          <table:table-cell office:value-type="string" calcext:value-type="string">
            <text:p>IBM</text:p>
          </table:table-cell>
          <table:table-cell table:formula="of:=ORG.LIBREOFFICE.RANDBETWEEN.NV(1;9)*10^(ORG.LIBREOFFICE.RANDBETWEEN.NV(1;3))"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21-01-02" calcext:value-type="date">
            <text:p>02.01.21</text:p>
          </table:table-cell>
          <table:table-cell office:value-type="string" calcext:value-type="string">
            <text:p>Apple</text:p>
          </table:table-cell>
          <table:table-cell table:formula="of:=ORG.LIBREOFFICE.RANDBETWEEN.NV(1;9)*10^(ORG.LIBREOFFICE.RANDBETWEEN.NV(1;3))"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21-01-06" calcext:value-type="date">
            <text:p>06.01.21</text:p>
          </table:table-cell>
          <table:table-cell office:value-type="string" calcext:value-type="string">
            <text:p>Apple</text:p>
          </table:table-cell>
          <table:table-cell table:formula="of:=ORG.LIBREOFFICE.RANDBETWEEN.NV(1;9)*10^(ORG.LIBREOFFICE.RANDBETWEEN.NV(1;3))"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1-02-01" calcext:value-type="date">
            <text:p>01.02.21</text:p>
          </table:table-cell>
          <table:table-cell office:value-type="string" calcext:value-type="string">
            <text:p>IBM</text:p>
          </table:table-cell>
          <table:table-cell table:formula="of:=ORG.LIBREOFFICE.RANDBETWEEN.NV(1;9)*10^(ORG.LIBREOFFICE.RANDBETWEEN.NV(1;3))" office:value-type="float" office:value="900" calcext:value-type="float">
            <text:p>900</text:p>
          </table:table-cell>
        </table:table-row>
        <table:table-row table:style-name="ro1">
          <table:table-cell office:value-type="date" office:date-value="2021-01-03" calcext:value-type="date">
            <text:p>03.01.21</text:p>
          </table:table-cell>
          <table:table-cell office:value-type="string" calcext:value-type="string">
            <text:p>IBM</text:p>
          </table:table-cell>
          <table:table-cell table:formula="of:=ORG.LIBREOFFICE.RANDBETWEEN.NV(1;9)*10^(ORG.LIBREOFFICE.RANDBETWEEN.NV(1;3))" office:value-type="float" office:value="6000" calcext:value-type="float">
            <text:p>6000</text:p>
          </table:table-cell>
        </table:table-row>
        <table:table-row table:style-name="ro1">
          <table:table-cell office:value-type="date" office:date-value="2021-01-07" calcext:value-type="date">
            <text:p>07.01.21</text:p>
          </table:table-cell>
          <table:table-cell office:value-type="string" calcext:value-type="string">
            <text:p>IBM</text:p>
          </table:table-cell>
          <table:table-cell table:formula="of:=ORG.LIBREOFFICE.RANDBETWEEN.NV(1;9)*10^(ORG.LIBREOFFICE.RANDBETWEEN.NV(1;3))" office:value-type="float" office:value="900" calcext:value-type="float">
            <text:p>900</text:p>
          </table:table-cell>
        </table:table-row>
        <table:table-row table:style-name="ro1">
          <table:table-cell office:value-type="date" office:date-value="2021-02-02" calcext:value-type="date">
            <text:p>02.02.21</text:p>
          </table:table-cell>
          <table:table-cell office:value-type="string" calcext:value-type="string">
            <text:p>Microsoft</text:p>
          </table:table-cell>
          <table:table-cell table:formula="of:=ORG.LIBREOFFICE.RANDBETWEEN.NV(1;9)*10^(ORG.LIBREOFFICE.RANDBETWEEN.NV(1;3))"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1-01-04" calcext:value-type="date">
            <text:p>04.01.21</text:p>
          </table:table-cell>
          <table:table-cell office:value-type="string" calcext:value-type="string">
            <text:p>IBM</text:p>
          </table:table-cell>
          <table:table-cell table:formula="of:=ORG.LIBREOFFICE.RANDBETWEEN.NV(1;9)*10^(ORG.LIBREOFFICE.RANDBETWEEN.NV(1;3))"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1-01-02" calcext:value-type="date">
            <text:p>02.01.21</text:p>
          </table:table-cell>
          <table:table-cell office:value-type="string" calcext:value-type="string">
            <text:p>IBM</text:p>
          </table:table-cell>
          <table:table-cell table:formula="of:=ORG.LIBREOFFICE.RANDBETWEEN.NV(1;9)*10^(ORG.LIBREOFFICE.RANDBETWEEN.NV(1;3))"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1-06" calcext:value-type="date">
            <text:p>06.01.21</text:p>
          </table:table-cell>
          <table:table-cell office:value-type="string" calcext:value-type="string">
            <text:p>Microsoft</text:p>
          </table:table-cell>
          <table:table-cell table:formula="of:=ORG.LIBREOFFICE.RANDBETWEEN.NV(1;9)*10^(ORG.LIBREOFFICE.RANDBETWEEN.NV(1;3))" office:value-type="float" office:value="900" calcext:value-type="float">
            <text:p>900</text:p>
          </table:table-cell>
        </table:table-row>
        <table:table-row table:style-name="ro1">
          <table:table-cell office:value-type="date" office:date-value="2021-02-01" calcext:value-type="date">
            <text:p>01.02.21</text:p>
          </table:table-cell>
          <table:table-cell office:value-type="string" calcext:value-type="string">
            <text:p>IBM</text:p>
          </table:table-cell>
          <table:table-cell table:formula="of:=ORG.LIBREOFFICE.RANDBETWEEN.NV(1;9)*10^(ORG.LIBREOFFICE.RANDBETWEEN.NV(1;3))"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21-01-03" calcext:value-type="date">
            <text:p>03.01.21</text:p>
          </table:table-cell>
          <table:table-cell office:value-type="string" calcext:value-type="string">
            <text:p>Apple</text:p>
          </table:table-cell>
          <table:table-cell table:formula="of:=ORG.LIBREOFFICE.RANDBETWEEN.NV(1;9)*10^(ORG.LIBREOFFICE.RANDBETWEEN.NV(1;3))"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21-01-07" calcext:value-type="date">
            <text:p>07.01.21</text:p>
          </table:table-cell>
          <table:table-cell office:value-type="string" calcext:value-type="string">
            <text:p>Apple</text:p>
          </table:table-cell>
          <table:table-cell table:formula="of:=ORG.LIBREOFFICE.RANDBETWEEN.NV(1;9)*10^(ORG.LIBREOFFICE.RANDBETWEEN.NV(1;3))"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1-02-02" calcext:value-type="date">
            <text:p>02.02.21</text:p>
          </table:table-cell>
          <table:table-cell office:value-type="string" calcext:value-type="string">
            <text:p>IBM</text:p>
          </table:table-cell>
          <table:table-cell table:formula="of:=ORG.LIBREOFFICE.RANDBETWEEN.NV(1;9)*10^(ORG.LIBREOFFICE.RANDBETWEEN.NV(1;3))"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1-01-04" calcext:value-type="date">
            <text:p>04.01.21</text:p>
          </table:table-cell>
          <table:table-cell office:value-type="string" calcext:value-type="string">
            <text:p>IBM</text:p>
          </table:table-cell>
          <table:table-cell table:formula="of:=ORG.LIBREOFFICE.RANDBETWEEN.NV(1;9)*10^(ORG.LIBREOFFICE.RANDBETWEEN.NV(1;3))"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1-01-08" calcext:value-type="date">
            <text:p>08.01.21</text:p>
          </table:table-cell>
          <table:table-cell office:value-type="string" calcext:value-type="string">
            <text:p>IBM</text:p>
          </table:table-cell>
          <table:table-cell table:formula="of:=ORG.LIBREOFFICE.RANDBETWEEN.NV(1;9)*10^(ORG.LIBREOFFICE.RANDBETWEEN.NV(1;3))"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1-02-03" calcext:value-type="date">
            <text:p>03.02.21</text:p>
          </table:table-cell>
          <table:table-cell office:value-type="string" calcext:value-type="string">
            <text:p>Microsoft</text:p>
          </table:table-cell>
          <table:table-cell table:formula="of:=ORG.LIBREOFFICE.RANDBETWEEN.NV(1;9)*10^(ORG.LIBREOFFICE.RANDBETWEEN.NV(1;3))"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1-01-05" calcext:value-type="date">
            <text:p>05.01.21</text:p>
          </table:table-cell>
          <table:table-cell office:value-type="string" calcext:value-type="string">
            <text:p>IBM</text:p>
          </table:table-cell>
          <table:table-cell table:formula="of:=ORG.LIBREOFFICE.RANDBETWEEN.NV(1;9)*10^(ORG.LIBREOFFICE.RANDBETWEEN.NV(1;3))" office:value-type="float" office:value="5000" calcext:value-type="float">
            <text:p>5000</text:p>
          </table:table-cell>
        </table:table-row>
        <table:table-row table:style-name="ro1">
          <table:table-cell office:value-type="date" office:date-value="2021-01-03" calcext:value-type="date">
            <text:p>03.01.21</text:p>
          </table:table-cell>
          <table:table-cell office:value-type="string" calcext:value-type="string">
            <text:p>IBM</text:p>
          </table:table-cell>
          <table:table-cell table:formula="of:=ORG.LIBREOFFICE.RANDBETWEEN.NV(1;9)*10^(ORG.LIBREOFFICE.RANDBETWEEN.NV(1;3))" office:value-type="float" office:value="3000" calcext:value-type="float">
            <text:p>3000</text:p>
          </table:table-cell>
        </table:table-row>
        <table:table-row table:style-name="ro1">
          <table:table-cell office:value-type="date" office:date-value="2021-01-07" calcext:value-type="date">
            <text:p>07.01.21</text:p>
          </table:table-cell>
          <table:table-cell office:value-type="string" calcext:value-type="string">
            <text:p>Microsoft</text:p>
          </table:table-cell>
          <table:table-cell table:formula="of:=ORG.LIBREOFFICE.RANDBETWEEN.NV(1;9)*10^(ORG.LIBREOFFICE.RANDBETWEEN.NV(1;3))"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2-02" calcext:value-type="date">
            <text:p>02.02.21</text:p>
          </table:table-cell>
          <table:table-cell office:value-type="string" calcext:value-type="string">
            <text:p>IBM</text:p>
          </table:table-cell>
          <table:table-cell table:formula="of:=ORG.LIBREOFFICE.RANDBETWEEN.NV(1;9)*10^(ORG.LIBREOFFICE.RANDBETWEEN.NV(1;3))"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7:58:16.300864160</meta:creation-date>
    <dc:date>2023-04-15T18:03:43.778086527</dc:date>
    <meta:editing-duration>PT5M28S</meta:editing-duration>
    <meta:editing-cycles>1</meta:editing-cycles>
    <meta:document-statistic meta:table-count="1" meta:cell-count="72" meta:object-count="0"/>
    <meta:generator>LibreOffice/7.3.7.2$Linux_X86_64 LibreOffice_project/30$Build-2</meta:generator>
  </office:meta>
</office:document-meta>
</file>